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Monitored</text:p>
          </table:table-cell>
          <table:table-cell table:style-name="ce1" office:value-type="string" calcext:value-type="string">
            <text:p>Overhead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ontent length</text:p>
          </table:table-cell>
          <table:table-cell office:value-type="float" office:value="697.274618821257" calcext:value-type="float">
            <text:p>697.274618821257</text:p>
          </table:table-cell>
          <table:table-cell office:value-type="float" office:value="555.371377986861" calcext:value-type="float">
            <text:p>555.371377986861</text:p>
          </table:table-cell>
          <table:table-cell table:formula="of:=100*([.B2]/[.C2]-1)" office:value-type="float" office:value="25.5510540260059" calcext:value-type="float">
            <text:p>25.5510540260059</text:p>
          </table:table-cell>
          <table:table-cell office:value-type="string" calcext:value-type="string">
            <text:p>client-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itted body (HEAD request)</text:p>
          </table:table-cell>
          <table:table-cell office:value-type="float" office:value="705.527838839882" calcext:value-type="float">
            <text:p>705.527838839882</text:p>
          </table:table-cell>
          <table:table-cell office:value-type="float" office:value="559.910528781537" calcext:value-type="float">
            <text:p>559.910528781537</text:p>
          </table:table-cell>
          <table:table-cell table:formula="of:=100*([.B3]/[.C3]-1)" office:value-type="float" office:value="26.0072462604398" calcext:value-type="float">
            <text:p>26.0072462604398</text:p>
          </table:table-cell>
          <table:table-cell office:value-type="string" calcext:value-type="string">
            <text:p>client-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itted body (204 response)</text:p>
          </table:table-cell>
          <table:table-cell office:value-type="float" office:value="715.829434451523" calcext:value-type="float">
            <text:p>715.829434451523</text:p>
          </table:table-cell>
          <table:table-cell office:value-type="float" office:value="664.217487444955" calcext:value-type="float">
            <text:p>664.217487444955</text:p>
          </table:table-cell>
          <table:table-cell table:formula="of:=100*([.B4]/[.C4]-1)" office:value-type="float" office:value="7.77033847830531" calcext:value-type="float">
            <text:p>7.770338478305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itted body (304 response)</text:p>
          </table:table-cell>
          <table:table-cell office:value-type="float" office:value="714.014988579223" calcext:value-type="float">
            <text:p>714.014988579223</text:p>
          </table:table-cell>
          <table:table-cell office:value-type="float" office:value="663.701705235416" calcext:value-type="float">
            <text:p>663.701705235416</text:p>
          </table:table-cell>
          <table:table-cell table:formula="of:=100*([.B5]/[.C5]-1)" office:value-type="float" office:value="7.58070725853586" calcext:value-type="float">
            <text:p>7.580707258535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consumed data</text:p>
          </table:table-cell>
          <table:table-cell office:value-type="float" office:value="780.391829946764" calcext:value-type="float">
            <text:p>780.391829946764</text:p>
          </table:table-cell>
          <table:table-cell office:value-type="float" office:value="624.81436935574" calcext:value-type="float">
            <text:p>624.81436935574</text:p>
          </table:table-cell>
          <table:table-cell table:formula="of:=100*([.B6]/[.C6]-1)" office:value-type="float" office:value="24.8997891568089" calcext:value-type="float">
            <text:p>24.8997891568089</text:p>
          </table:table-cell>
          <table:table-cell office:value-type="string" calcext:value-type="string">
            <text:p>client-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rite head</text:p>
          </table:table-cell>
          <table:table-cell office:value-type="float" office:value="707.867293226394" calcext:value-type="float">
            <text:p>707.867293226394</text:p>
          </table:table-cell>
          <table:table-cell office:value-type="float" office:value="579.097016904317" calcext:value-type="float">
            <text:p>579.097016904317</text:p>
          </table:table-cell>
          <table:table-cell table:formula="of:=100*([.B7]/[.C7]-1)" office:value-type="float" office:value="22.2363908918829" calcext:value-type="float">
            <text:p>22.23639089188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ponse end</text:p>
          </table:table-cell>
          <table:table-cell office:value-type="float" office:value="767.991158175961" calcext:value-type="float">
            <text:p>767.991158175961</text:p>
          </table:table-cell>
          <table:table-cell office:value-type="float" office:value="717.606213066106" calcext:value-type="float">
            <text:p>717.606213066106</text:p>
          </table:table-cell>
          <table:table-cell table:formula="of:=100*([.B8]/[.C8]-1)" office:value-type="float" office:value="7.0212526302659" calcext:value-type="float">
            <text:p>7.02125263026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lo world</text:p>
          </table:table-cell>
          <table:table-cell office:value-type="float" office:value="767.164437439638" calcext:value-type="float">
            <text:p>767.164437439638</text:p>
          </table:table-cell>
          <table:table-cell office:value-type="float" office:value="743.09461213653" calcext:value-type="float">
            <text:p>743.09461213653</text:p>
          </table:table-cell>
          <table:table-cell table:formula="of:=100*([.B9]/[.C9]-1)" office:value-type="float" office:value="3.23913333645398" calcext:value-type="float">
            <text:p>3.239133336453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e explorer</text:p>
          </table:table-cell>
          <table:table-cell office:value-type="float" office:value="562.874054838863" calcext:value-type="float">
            <text:p>562.874054838863</text:p>
          </table:table-cell>
          <table:table-cell office:value-type="float" office:value="440.437352592279" calcext:value-type="float">
            <text:p>440.437352592279</text:p>
          </table:table-cell>
          <table:table-cell table:formula="of:=100*([.B10]/[.C10]-1)" office:value-type="float" office:value="27.7988916076167" calcext:value-type="float">
            <text:p>27.7988916076167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00/00/0000</text:date>, <text:time style:data-style-name="N2" text:time-value="23:19:36.3763345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9:34:58.192353327</meta:creation-date>
    <dc:date>2018-10-22T23:22:55.203854944</dc:date>
    <dc:creator>Davide Ancona</dc:creator>
    <meta:editing-duration>PT3H57M53S</meta:editing-duration>
    <meta:editing-cycles>72</meta:editing-cycles>
    <meta:generator>LibreOffice/5.3.7.2.0$Linux_X86_64 LibreOffice_project/30$Build-2</meta:generator>
    <meta:document-statistic meta:table-count="1" meta:cell-count="43" meta:object-count="0"/>
  </office:meta>
</office:document-meta>
</file>